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DC810000A57800007C20A4405B2B.svg" manifest:media-type="image/svg+xml"/>
  <manifest:file-entry manifest:full-path="Pictures/10000001000000870000001DB2CA0E90.png" manifest:media-type="image/png"/>
  <manifest:file-entry manifest:full-path="Pictures/1000000000000192000001925CD62920.jpg" manifest:media-type="image/jpeg"/>
  <manifest:file-entry manifest:full-path="Pictures/1000000000000007000000073533D457.jpg" manifest:media-type="image/jpeg"/>
  <manifest:file-entry manifest:full-path="Pictures/100000010000033000000264335225EB.png" manifest:media-type="image/png"/>
  <manifest:file-entry manifest:full-path="Pictures/100000000000000700000007DA9C2F5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5" style:family="graphic">
      <style:graphic-properties style:protect="siz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Grey_20_Elegant-title">
      <style:graphic-properties fo:min-height="2.629cm" loext:decorative="false"/>
      <style:paragraph-properties style:writing-mode="lr-tb"/>
    </style:style>
    <style:style style:name="pr3" style:family="presentation" style:parent-style-name="Grey_20_Elegant-outline1">
      <style:graphic-properties fo:min-height="8.884cm" loext:decorative="false"/>
      <style:paragraph-properties style:writing-mode="lr-tb"/>
    </style:style>
    <style:style style:name="pr4" style:family="presentation" style:parent-style-name="Grey_20_Elegant-notes">
      <style:graphic-properties draw:fill-color="#ffffff"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558cm" svg:x="11.43cm" svg:y="12.542cm">
          <draw:text-box>
            <text:p text:style-name="P1"><text:span text:style-name="T1">Biciclette</text:span></text:p>
            <text:p text:style-name="P1"><text:span text:style-name="T2"/></text:p>
          </draw:text-box>
        </draw:frame>
        <draw:frame draw:style-name="gr2" draw:text-style-name="P3" draw:layer="layout" svg:width="6.604cm" svg:height="1.373cm" svg:x="20.32cm" svg:y="12.859cm">
          <draw:text-box>
            <text:p><text:span text:style-name="T3">Studente: Di Palo Lorenzo</text:span></text:p>
            <text:p><text:span text:style-name="T3">Matricola: 0124002580</text:span></text:p>
          </draw:text-box>
        </draw:frame>
        <draw:frame draw:style-name="gr3" draw:text-style-name="P4" draw:layer="layout" svg:width="3.81cm" svg:height="0.836cm" svg:x="0.508cm" svg:y="14.44cm">
          <draw:image xlink:href="Pictures/10000001000000870000001DB2CA0E90.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Grey_20_Elegant" presentation:presentation-page-layout-name="AL2T1">
        <office:forms form:automatic-focus="false" form:apply-design-mode="false"/>
        <draw:frame presentation:style-name="pr2" draw:layer="layout" svg:width="25.199cm" svg:height="2.629cm" svg:x="1.301cm" svg:y="1.3cm" presentation:class="title" presentation:user-transformed="true">
          <draw:text-box>
            <text:p>CLIENTE</text:p>
          </draw:text-box>
        </draw:frame>
        <draw:frame presentation:style-name="pr3" draw:layer="layout" svg:width="25.199cm" svg:height="9.134cm" svg:x="1.301cm" svg:y="5cm" presentation:class="outline" presentation:placeholder="true">
          <draw:text-box/>
        </draw:frame>
        <presentation:notes draw:style-name="dp2">
          <office:forms form:automatic-focus="false" form:apply-design-mode="false"/>
          <draw:page-thumbnail draw:style-name="gr5"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335225EB.png" xlink:type="simple" xlink:show="embed" xlink:actuate="onLoad" draw:mime-type="image/png"/>
      </draw:frame>
      <draw:frame draw:style-name="Mgr39"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4.1$Linux_X86_64 LibreOffice_project/60$Build-1</meta:generator>
    <meta:creation-date>2024-02-12T15:20:01.918863353</meta:creation-date>
    <meta:editing-duration>PT1M26S</meta:editing-duration>
    <meta:editing-cycles>3</meta:editing-cycles>
    <dc:date>2024-02-12T15:21:27.877520317</dc:date>
    <meta:document-statistic meta:object-count="255"/>
  </office:meta>
</office:document-meta>
</file>